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do un array, con 6 elementos, dos valores booleanos, dos valores numéricos y dos cadenas de caracteres. Realizar un script que devuelva la siguiente información: </text:p>
      <text:p text:style-name="Standard"/>
      <text:p text:style-name="Standard">Ejemplo: A partir del siguiente array que se proporciona:</text:p>
      <text:p text:style-name="Standard"/>
      <text:p text:style-name="Standard"><text:s/>var valores = [true, 5, false, "hola", "adios", 2];</text:p>
      <text:p text:style-name="Standard"/>
      <text:list xml:id="list3014183217" text:style-name="L1">
        <text:list-item>
          <text:p text:style-name="P1">Determinar cuál de los dos elementos de texto es mayor</text:p>
        </text:list-item>
        <text:list-item>
          <text:p text:style-name="P1">Determinar el resultado de dos operaciones lógicas realizadas con los elementos booleanos</text:p>
        </text:list-item>
        <text:list-item>
          <text:p text:style-name="P1">Determinar el resultado de dos operaciones aritméticas realizadas con los elementos numérico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5:30:50.811949929</meta:creation-date>
    <dc:date>2023-10-05T15:31:50.410295978</dc:date>
    <meta:editing-duration>PT1M</meta:editing-duration>
    <meta:editing-cycles>1</meta:editing-cycles>
    <meta:document-statistic meta:table-count="0" meta:image-count="0" meta:object-count="0" meta:page-count="1" meta:paragraph-count="6" meta:word-count="80" meta:character-count="512" meta:non-whitespace-character-count="439"/>
    <meta:generator>LibreOffice/7.4.7.2$Linux_X86_64 LibreOffice_project/40$Build-2</meta:generator>
  </office:meta>
</office:document-meta>
</file>